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weight="bold"/>
    </style:style>
    <style:style style:name="P2" style:family="paragraph" style:parent-style-name="Heading_20_3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posed Solution Document</text:h>
      <text:p text:style-name="Text_20_body"><text:span text:style-name="T1">Project Title:</text:span> Design and Evaluation of a Sound Static Analyzer for High-Level Languages: A Python-Based Case Study <text:span text:style-name="T1">Project Phase:</text:span> Week 4 – Proposed Solution &amp; Feasibility Analysis</text:p>
      <text:p text:style-name="Horizontal_20_Line"/>
      <text:h text:style-name="P2" text:outline-level="3">1. Proposed Solution</text:h>
      <text:p text:style-name="Text_20_body">The proposed solution is the development of a <text:span text:style-name="T1">Sound Static Analyzer</text:span> that operates at the <text:span text:style-name="T1">Opcode (Bytecode)</text:span> level of Python applications. Unlike traditional tools that scan source code text, this analyzer converts Python code into a Control Flow Graph (CFG) based on instructions processed by the Python Virtual Machine.</text:p>
      <text:p text:style-name="Text_20_body">The core engine utilizes <text:span text:style-name="T1">Abstract Interpretation</text:span>, a mathematical framework that allows the tool to approximate all possible program states. By using "Sound" over-approximation, the analyzer ensures that no potential execution path is ignored, thereby eliminating <text:span text:style-name="T1">False Negatives</text:span> in the detection of critical vulnerabilities like SQL Injection, Cross-Site Scripting (XSS), and Type Errors.</text:p>
      <text:p text:style-name="Horizontal_20_Line"/>
      <text:h text:style-name="P2" text:outline-level="3">2. Novelty</text:h>
      <text:list text:style-name="L1">
        <text:list-item>
          <text:p text:style-name="P3"><text:span text:style-name="T1">Bytecode-Level Analysis:</text:span> Most Python analyzers (e.g., Bandit, Pylint) operate on Abstract Syntax Trees (AST). Our solution uses <text:span text:style-name="T1">Opcodes</text:span>, which represent the actual execution logic, making the analysis immune to source-code obfuscation and complex syntactic sugar.</text:p>
        </text:list-item>
        <text:list-item>
          <text:p text:style-name="P3"><text:span text:style-name="T1">Guaranteed Soundness:</text:span> The implementation of <text:span text:style-name="T1">Best Correct Approximation (BCA)</text:span> ensures that the analyzer is not just a heuristic tool but a formal verification engine.</text:p>
        </text:list-item>
        <text:list-item>
          <text:p text:style-name="P3"><text:span text:style-name="T1">Dynamic Feature Handling:</text:span> We introduce a novel approach to resolve Python's dynamic attributes and late bindings by tracking object references at the virtual machine level.</text:p>
        </text:list-item>
      </text:list>
      <text:p text:style-name="Horizontal_20_Line"/>
      <text:h text:style-name="P2" text:outline-level="3">3. Feasibility of the Idea</text:h>
      <text:list text:style-name="L2">
        <text:list-item>
          <text:p text:style-name="P4"><text:span text:style-name="T1">Technical Feasibility:</text:span> Python’s standard library includes the <text:span text:style-name="Source_20_Text">dis</text:span> module, which provides robust support for disassembling code into opcodes. This reduces the risk of building a parser from scratch.</text:p>
        </text:list-item>
        <text:list-item>
          <text:p text:style-name="P4"><text:span text:style-name="T1">Resource Feasibility:</text:span> The project requires standard computing hardware and open-source Python libraries (<text:span text:style-name="Source_20_Text">NetworkX</text:span> for graphs, <text:span text:style-name="Source_20_Text">pytest</text:span> for testing), making it highly cost-effective.</text:p>
        </text:list-item>
        <text:list-item>
          <text:p text:style-name="P4"><text:span text:style-name="T1">Operational Feasibility:</text:span> The shift toward "Secure by Design" in the software industry ensures that developers are looking for automated tools that provide high-assurance security guarantees.</text:p>
        </text:list-item>
      </text:list>
      <text:p text:style-name="Horizontal_20_Line"/>
      <text:h text:style-name="P2" text:outline-level="3"><text:soft-page-break/>4. Business Model</text:h>
      <text:list text:style-name="L3">
        <text:list-item>
          <text:p text:style-name="P5"><text:span text:style-name="T1">Value Proposition:</text:span> Providing "Zero-Bug Guarantee" for mission-critical Python codebases in Finance, Healthcare, and Aerospace.</text:p>
        </text:list-item>
        <text:list-item>
          <text:p text:style-name="P5"><text:span text:style-name="T1">Revenue Streams:</text:span> * <text:span text:style-name="T1">SaaS Integration:</text:span> A subscription model for integration into CI/CD pipelines (GitHub Actions/GitLab).</text:p>
          <text:list>
            <text:list-item>
              <text:p text:style-name="P5"><text:span text:style-name="T1">Security Certification:</text:span> Charging enterprises for a "Soundness Audit" report that certifies code safety for regulatory compliance.</text:p>
            </text:list-item>
          </text:list>
        </text:list-item>
        <text:list-item>
          <text:p text:style-name="P5"><text:span text:style-name="T1">Cost Structure:</text:span> Low infrastructure costs due to the automated nature of static analysis compared to manual penetration testing.</text:p>
        </text:list-item>
      </text:list>
      <text:p text:style-name="Horizontal_20_Line"/>
      <text:h text:style-name="P2" text:outline-level="3">5. Social Impact</text:h>
      <text:list text:style-name="L4">
        <text:list-item>
          <text:p text:style-name="P6"><text:span text:style-name="T1">Digital Safety:</text:span> By preventing security breaches in applications that handle sensitive user data (Medical/Financial), the project directly protects the privacy of citizens.</text:p>
        </text:list-item>
        <text:list-item>
          <text:p text:style-name="P6"><text:span text:style-name="T1">Software Reliability:</text:span> Reduces the frequency of software crashes in public-facing infrastructure (Power grids, transportation apps) that increasingly rely on Python.</text:p>
        </text:list-item>
        <text:list-item>
          <text:p text:style-name="P6"><text:span text:style-name="T1">Accessibility:</text:span> Offers high-end, mathematically proven security tools to small-scale developers who cannot afford expensive manual security teams.</text:p>
        </text:list-item>
      </text:list>
      <text:p text:style-name="Horizontal_20_Line"/>
      <text:h text:style-name="P2" text:outline-level="3">6. Scalability of the Solution</text:h>
      <text:list text:style-name="L5">
        <text:list-item>
          <text:p text:style-name="P7"><text:span text:style-name="T1">Vertical Scalability:</text:span> The analyzer can be optimized using multi-threading to handle massive monolithic Python repositories.</text:p>
        </text:list-item>
        <text:list-item>
          <text:p text:style-name="P7"><text:span text:style-name="T1">Horizontal Scalability:</text:span> Through containerization (Docker/Kubernetes), the solution can be deployed in the cloud to analyze thousands of microservices simultaneously.</text:p>
        </text:list-item>
        <text:list-item>
          <text:p text:style-name="P7"><text:span text:style-name="T1">Extensibility:</text:span> While the current case study is Python-based, the underlying Opcode-analysis logic can be adapted to other high-level bytecode languages like Java or JavaScript.</text:p>
        </text:list-item>
      </text:list>
      <text:p text:style-name="Horizontal_20_Line"/>
      <text:h text:style-name="P2" text:outline-level="3">7. Evaluation Metrics</text:h>
      <text:p text:style-name="Text_20_body">To validate the solution, the project will be measured against:</text:p>
      <text:list text:style-name="L6">
        <text:list-item>
          <text:p text:style-name="P8"><text:span text:style-name="T1">Soundness:</text:span> Detection of 100% of injected vulnerabilities in a controlled test suite.</text:p>
        </text:list-item>
        <text:list-item>
          <text:p text:style-name="P8"><text:span text:style-name="T1">Precision:</text:span> Keeping the False Positive rate below 15% to ensure developer productivity.</text:p>
        </text:list-item>
        <text:list-item>
          <text:p text:style-name="P8"><text:span text:style-name="T1">Performance:</text:span> Total time taken to analyze 1000 Lines of Code (LOC) compared to industry-standard tool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1T21:48:58.896757500</meta:creation-date>
    <dc:date>2026-02-01T21:50:55.725439700</dc:date>
    <meta:editing-duration>PT1M58S</meta:editing-duration>
    <meta:editing-cycles>1</meta:editing-cycles>
    <meta:document-statistic meta:table-count="0" meta:image-count="0" meta:object-count="0" meta:page-count="2" meta:paragraph-count="31" meta:word-count="561" meta:character-count="4021" meta:non-whitespace-character-count="3509"/>
    <meta:generator>LibreOffice/25.8.4.2$Windows_X86_64 LibreOffice_project/290daaa01b999472f0c7a3890eb6a550fd74c6df</meta:generator>
  </office:meta>
</office:document-meta>
</file>